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132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29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6" style:family="table-cell" style:parent-style-name="Default" style:data-style-name="N121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21" style:family="table-cell" style:parent-style-name="Default" style:data-style-name="N127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122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/>
    </style:style>
    <style:style style:name="ce10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30">
      <style:table-cell-properties fo:background-color="#fff5ce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  <style:style style:name="ce1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130">
      <style:table-cell-properties fo:background-color="#dddddd" style:diagonal-bl-tr="0.74pt solid #000000" style:text-align-source="fix" style:repeat-content="false" style:vertical-align="middle"/>
      <style:paragraph-properties fo:text-align="center" fo:margin-left="0cm"/>
      <style:text-properties fo:color="#ea75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2"/>
        <table:table-column table:style-name="co4" table:number-columns-repeated="11" table:default-cell-style-name="ce2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stant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ccel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mm/s^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rint head weight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Beam length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Al profile 2020</text:p>
          </table:table-cell>
          <table:table-cell office:value-type="string" calcext:value-type="string">
            <text:p>Al pipe 15x10</text:p>
          </table:table-cell>
          <table:table-cell office:value-type="string" calcext:value-type="string">
            <text:p>Al pipe 15x15</text:p>
          </table:table-cell>
          <table:table-cell office:value-type="string" calcext:value-type="string">
            <text:p>Al pipe 20x10</text:p>
          </table:table-cell>
          <table:table-cell office:value-type="string" calcext:value-type="string">
            <text:p>Al pipe 20x20</text:p>
          </table:table-cell>
          <table:table-cell office:value-type="string" calcext:value-type="string">
            <text:p>Al pipe 25x15</text:p>
          </table:table-cell>
          <table:table-cell table:style-name="ce3" office:value-type="string" calcext:value-type="string">
            <text:p>Al pipe 25x15 but no top/bottom walls</text:p>
          </table:table-cell>
          <table:table-cell office:value-type="string" calcext:value-type="string">
            <text:p>Al bar 5x20</text:p>
          </table:table-cell>
          <table:table-cell table:number-columns-repeated="3" office:value-type="string" calcext:value-type="string">
            <text:p>SUS pip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idth</text:p>
          </table:table-cell>
          <table:table-cell table:style-name="ce18"/>
          <table:table-cell table:number-columns-repeated="2" table:style-name="ce12" office:value-type="float" office:value="15" calcext:value-type="float">
            <text:p>15.0 mm</text:p>
          </table:table-cell>
          <table:table-cell table:number-columns-repeated="2" table:style-name="ce12" office:value-type="float" office:value="20" calcext:value-type="float">
            <text:p>20.0 mm</text:p>
          </table:table-cell>
          <table:table-cell table:number-columns-repeated="2" table:style-name="ce12" office:value-type="float" office:value="25" calcext:value-type="float">
            <text:p>25.0 mm</text:p>
          </table:table-cell>
          <table:table-cell table:style-name="ce12" office:value-type="float" office:value="20" calcext:value-type="float">
            <text:p>20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12" calcext:value-type="float">
            <text:p>12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 table:style-name="ce18"/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15" calcext:value-type="float">
            <text:p>15.0 mm</text:p>
          </table:table-cell>
          <table:table-cell table:style-name="ce12" office:value-type="float" office:value="10" calcext:value-type="float">
            <text:p>10.0 mm</text:p>
          </table:table-cell>
          <table:table-cell table:style-name="ce12" office:value-type="float" office:value="20" calcext:value-type="float">
            <text:p>20.0 mm</text:p>
          </table:table-cell>
          <table:table-cell table:number-columns-repeated="2" table:style-name="ce12" office:value-type="float" office:value="15" calcext:value-type="float">
            <text:p>15.0 mm</text:p>
          </table:table-cell>
          <table:table-cell table:style-name="ce12" office:value-type="float" office:value="5" calcext:value-type="float">
            <text:p>5.0 mm</text:p>
          </table:table-cell>
          <table:table-cell table:style-name="ce12" office:value-type="float" office:value="9" calcext:value-type="float">
            <text:p>9.0 mm</text:p>
          </table:table-cell>
          <table:table-cell table:style-name="ce12" office:value-type="float" office:value="6" calcext:value-type="float">
            <text:p>6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Wall thickness</text:p>
          </table:table-cell>
          <table:table-cell table:style-name="ce18"/>
          <table:table-cell table:number-columns-repeated="3" table:style-name="ce12" office:value-type="float" office:value="1.2" calcext:value-type="float">
            <text:p>1.2 mm</text:p>
          </table:table-cell>
          <table:table-cell table:number-columns-repeated="3" table:style-name="ce12" office:value-type="float" office:value="1.5" calcext:value-type="float">
            <text:p>1.5 mm</text:p>
          </table:table-cell>
          <table:table-cell table:style-name="ce30"/>
          <table:table-cell table:style-name="ce12" office:value-type="float" office:value="0.8" calcext:value-type="float">
            <text:p>0.8 mm</text:p>
          </table:table-cell>
          <table:table-cell table:style-name="ce12" office:value-type="float" office:value="1" calcext:value-type="float">
            <text:p>1.0 mm</text:p>
          </table:table-cell>
          <table:table-cell table:style-name="ce18"/>
        </table:table-row>
        <table:table-row table:style-name="ro1">
          <table:table-cell table:number-columns-repeated="5"/>
          <table:table-cell office:value-type="string" calcext:value-type="string">
            <text:p>Moment of Inertia</text:p>
          </table:table-cell>
          <table:table-cell table:style-name="ce5" office:value-type="float" office:value="7420" calcext:value-type="float">
            <text:p>7,420 mm^4</text:p>
          </table:table-cell>
          <table:table-cell table:style-name="ce13" table:formula="of:=([.H7]*POWER([.H6]; 3)/12 - ([.H7]-[.H8]*2)*POWER(([.H6]-[.H8]*2); 3)/12)" office:value-type="float" office:value="1545.5952" calcext:value-type="float">
            <text:p>1,546 mm^4</text:p>
          </table:table-cell>
          <table:table-cell table:style-name="ce13" table:formula="of:=([.I7]*POWER([.I6]; 3)/12 - ([.I7]-[.I8]*2)*POWER(([.I6]-[.I8]*2); 3)/12)" office:value-type="float" office:value="2118.3552" calcext:value-type="float">
            <text:p>2,118 mm^4</text:p>
          </table:table-cell>
          <table:table-cell table:style-name="ce13" table:formula="of:=([.J7]*POWER([.J6]; 3)/12 - ([.J7]-[.J8]*2)*POWER(([.J6]-[.J8]*2); 3)/12)" office:value-type="float" office:value="3213.8752" calcext:value-type="float">
            <text:p>3,214 mm^4</text:p>
          </table:table-cell>
          <table:table-cell table:style-name="ce13" table:formula="of:=([.K7]*POWER([.K6]; 3)/12 - ([.K7]-[.K8]*2)*POWER(([.K6]-[.K8]*2); 3)/12)" office:value-type="float" office:value="6373.25" calcext:value-type="float">
            <text:p>6,373 mm^4</text:p>
          </table:table-cell>
          <table:table-cell table:style-name="ce13" table:formula="of:=([.L7]*POWER([.L6]; 3)/12 - ([.L7]-[.L8]*2)*POWER(([.L6]-[.L8]*2); 3)/12)" office:value-type="float" office:value="8883.25" calcext:value-type="float">
            <text:p>8,883 mm^4</text:p>
          </table:table-cell>
          <table:table-cell table:style-name="ce13" table:formula="of:=([.M7]*POWER([.M6]; 3)/12 - ([.M7])*POWER(([.M6]-[.M8]*2); 3)/12)" office:value-type="float" office:value="6221.25" calcext:value-type="float">
            <text:p>6,221 mm^4</text:p>
          </table:table-cell>
          <table:table-cell table:style-name="ce13" table:formula="of:=[.N7]*POWER([.N6]; 3)/12" office:value-type="float" office:value="3333.33333333333" calcext:value-type="float">
            <text:p>3,333 mm^4</text:p>
          </table:table-cell>
          <table:table-cell table:style-name="ce13" table:formula="of:=([.O7]*POWER([.O6]; 3)/12 - ([.O7]-[.O8]*2)*POWER(([.O6]-[.O8]*2); 3)/12)" office:value-type="float" office:value="296.861866666667" calcext:value-type="float">
            <text:p>297 mm^4</text:p>
          </table:table-cell>
          <table:table-cell table:style-name="ce13" table:formula="of:=([.P7]*POWER([.P6]; 3)/12 - ([.P7]-[.P8]*2)*POWER(([.P6]-[.P8]*2); 3)/12)" office:value-type="float" office:value="530.666666666667" calcext:value-type="float">
            <text:p>531 mm^4</text:p>
          </table:table-cell>
          <table:table-cell table:style-name="ce13" office:value-type="float" office:value="237" calcext:value-type="float">
            <text:p>237 mm^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oss section</text:p>
          </table:table-cell>
          <table:table-cell table:style-name="ce6" office:value-type="float" office:value="183" calcext:value-type="float">
            <text:p>183.0 mm^2</text:p>
          </table:table-cell>
          <table:table-cell table:style-name="ce14" table:formula="of:=[.H6]*[.H7] - ([.H7]-[.H8]*2)*([.H6]-[.H8]*2)" office:value-type="float" office:value="54.24" calcext:value-type="float">
            <text:p>54.2 mm^2</text:p>
          </table:table-cell>
          <table:table-cell table:style-name="ce14" table:formula="of:=[.I6]*[.I7] - ([.I7]-[.I8]*2)*([.I6]-[.I8]*2)" office:value-type="float" office:value="66.24" calcext:value-type="float">
            <text:p>66.2 mm^2</text:p>
          </table:table-cell>
          <table:table-cell table:style-name="ce14" table:formula="of:=[.J6]*[.J7] - ([.J7]-[.J8]*2)*([.J6]-[.J8]*2)" office:value-type="float" office:value="66.24" calcext:value-type="float">
            <text:p>66.2 mm^2</text:p>
          </table:table-cell>
          <table:table-cell table:style-name="ce14" table:formula="of:=[.K6]*[.K7] - ([.K7]-[.K8]*2)*([.K6]-[.K8]*2)" office:value-type="float" office:value="111" calcext:value-type="float">
            <text:p>111.0 mm^2</text:p>
          </table:table-cell>
          <table:table-cell table:style-name="ce14" table:formula="of:=[.L6]*[.L7] - ([.L7]-[.L8]*2)*([.L6]-[.L8]*2)" office:value-type="float" office:value="111" calcext:value-type="float">
            <text:p>111.0 mm^2</text:p>
          </table:table-cell>
          <table:table-cell table:style-name="ce14" table:formula="of:=[.M7]*[.M8]*2" office:value-type="float" office:value="45" calcext:value-type="float">
            <text:p>45.0 mm^2</text:p>
          </table:table-cell>
          <table:table-cell table:style-name="ce14" table:formula="of:=[.N6]*[.N7]" office:value-type="float" office:value="100" calcext:value-type="float">
            <text:p>100.0 mm^2</text:p>
          </table:table-cell>
          <table:table-cell table:style-name="ce14" table:formula="of:=[.O6]*[.O7] - ([.O7]-[.O8]*2)*([.O6]-[.O8]*2)" office:value-type="float" office:value="26.24" calcext:value-type="float">
            <text:p>26.2 mm^2</text:p>
          </table:table-cell>
          <table:table-cell table:style-name="ce14" table:formula="of:=[.P6]*[.P7] - ([.P7]-[.P8]*2)*([.P6]-[.P8]*2)" office:value-type="float" office:value="32" calcext:value-type="float">
            <text:p>32.0 mm^2</text:p>
          </table:table-cell>
          <table:table-cell table:style-name="ce14" office:value-type="float" office:value="53.1" calcext:value-type="float">
            <text:p>53.1 mm^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erial density</text:p>
          </table:table-cell>
          <table:table-cell table:number-columns-repeated="8" table:style-name="ce21" office:value-type="float" office:value="2.7" calcext:value-type="float">
            <text:p>2.700 g/cm^3</text:p>
          </table:table-cell>
          <table:table-cell table:number-columns-repeated="3" table:style-name="ce21" office:value-type="float" office:value="7.93" calcext:value-type="float">
            <text:p>7.930 g/cm^3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Beam weight per length</text:p>
          </table:table-cell>
          <table:table-cell table:style-name="ce8" table:formula="of:=[.G10]*[.G11]" office:value-type="float" office:value="494.1" calcext:value-type="float">
            <text:p>494.1 g/m</text:p>
          </table:table-cell>
          <table:table-cell table:style-name="ce8" table:formula="of:=[.H10]*[.H11]" office:value-type="float" office:value="146.448" calcext:value-type="float">
            <text:p>146.4 g/m</text:p>
          </table:table-cell>
          <table:table-cell table:style-name="ce8" table:formula="of:=[.I10]*[.I11]" office:value-type="float" office:value="178.848" calcext:value-type="float">
            <text:p>178.8 g/m</text:p>
          </table:table-cell>
          <table:table-cell table:style-name="ce8" table:formula="of:=[.J10]*[.J11]" office:value-type="float" office:value="178.848" calcext:value-type="float">
            <text:p>178.8 g/m</text:p>
          </table:table-cell>
          <table:table-cell table:style-name="ce8" table:formula="of:=[.K10]*[.K11]" office:value-type="float" office:value="299.7" calcext:value-type="float">
            <text:p>299.7 g/m</text:p>
          </table:table-cell>
          <table:table-cell table:style-name="ce8" table:formula="of:=[.L10]*[.L11]" office:value-type="float" office:value="299.7" calcext:value-type="float">
            <text:p>299.7 g/m</text:p>
          </table:table-cell>
          <table:table-cell table:style-name="ce8" table:formula="of:=[.M10]*[.M11]" office:value-type="float" office:value="121.5" calcext:value-type="float">
            <text:p>121.5 g/m</text:p>
          </table:table-cell>
          <table:table-cell table:style-name="ce8" table:formula="of:=[.N10]*[.N11]" office:value-type="float" office:value="270" calcext:value-type="float">
            <text:p>270.0 g/m</text:p>
          </table:table-cell>
          <table:table-cell table:style-name="ce8" table:formula="of:=[.O10]*[.O11]" office:value-type="float" office:value="208.0832" calcext:value-type="float">
            <text:p>208.1 g/m</text:p>
          </table:table-cell>
          <table:table-cell table:style-name="ce8" table:formula="of:=[.P10]*[.P11]" office:value-type="float" office:value="253.76" calcext:value-type="float">
            <text:p>253.8 g/m</text:p>
          </table:table-cell>
          <table:table-cell table:style-name="ce8" table:formula="of:=[.Q10]*[.Q11]" office:value-type="float" office:value="421.083" calcext:value-type="float">
            <text:p>421.1 g/m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E</text:p>
          </table:table-cell>
          <table:table-cell table:number-columns-repeated="8" table:style-name="ce23" office:value-type="float" office:value="70" calcext:value-type="float">
            <text:p>70.0 GPa</text:p>
          </table:table-cell>
          <table:table-cell table:number-columns-repeated="3" table:style-name="ce23" office:value-type="float" office:value="193" calcext:value-type="float">
            <text:p>193.0 GPa</text:p>
          </table:table-cell>
        </table:table-row>
        <table:table-row table:style-name="ro3">
          <table:table-cell table:number-columns-repeated="5"/>
          <table:table-cell table:style-name="ce3" office:value-type="string" calcext:value-type="string">
            <text:p>Beam weight (excluding rail etc.)</text:p>
          </table:table-cell>
          <table:table-cell table:style-name="ce10" table:formula="of:=[.$C$5]*[.G12]/1000" office:value-type="float" office:value="197.64" calcext:value-type="float">
            <text:p>197.6 g</text:p>
          </table:table-cell>
          <table:table-cell table:style-name="ce10" table:formula="of:=[.$C$5]*[.H12]/1000" office:value-type="float" office:value="58.5792" calcext:value-type="float">
            <text:p>58.6 g</text:p>
          </table:table-cell>
          <table:table-cell table:style-name="ce10" table:formula="of:=[.$C$5]*[.I12]/1000" office:value-type="float" office:value="71.5392" calcext:value-type="float">
            <text:p>71.5 g</text:p>
          </table:table-cell>
          <table:table-cell table:style-name="ce10" table:formula="of:=[.$C$5]*[.J12]/1000" office:value-type="float" office:value="71.5392" calcext:value-type="float">
            <text:p>71.5 g</text:p>
          </table:table-cell>
          <table:table-cell table:style-name="ce10" table:formula="of:=[.$C$5]*[.K12]/1000" office:value-type="float" office:value="119.88" calcext:value-type="float">
            <text:p>119.9 g</text:p>
          </table:table-cell>
          <table:table-cell table:style-name="ce10" table:formula="of:=[.$C$5]*[.L12]/1000" office:value-type="float" office:value="119.88" calcext:value-type="float">
            <text:p>119.9 g</text:p>
          </table:table-cell>
          <table:table-cell table:style-name="ce10" table:formula="of:=[.$C$5]*[.M12]/1000" office:value-type="float" office:value="48.6" calcext:value-type="float">
            <text:p>48.6 g</text:p>
          </table:table-cell>
          <table:table-cell table:style-name="ce10" table:formula="of:=[.$C$5]*[.N12]/1000" office:value-type="float" office:value="108" calcext:value-type="float">
            <text:p>108.0 g</text:p>
          </table:table-cell>
          <table:table-cell table:style-name="ce10" table:formula="of:=[.$C$5]*[.O12]/1000" office:value-type="float" office:value="83.23328" calcext:value-type="float">
            <text:p>83.2 g</text:p>
          </table:table-cell>
          <table:table-cell table:style-name="ce10" table:formula="of:=[.$C$5]*[.P12]/1000" office:value-type="float" office:value="101.504" calcext:value-type="float">
            <text:p>101.5 g</text:p>
          </table:table-cell>
          <table:table-cell table:style-name="ce10" table:formula="of:=[.$C$5]*[.Q12]/1000" office:value-type="float" office:value="168.4332" calcext:value-type="float">
            <text:p>168.4 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lta</text:p>
          </table:table-cell>
          <table:table-cell table:style-name="ce11" table:formula="of:=([.$C$4]/1000 * [.$C$3]/1000 * POWER([.$C$5]; 3)) / (3 * [.G13] * 1000 * [.G$9])" office:value-type="float" office:value="0.0821460659735592" calcext:value-type="float">
            <text:p>0.0821 mm</text:p>
          </table:table-cell>
          <table:table-cell table:style-name="ce11" table:formula="of:=([.$C$4]/1000 * [.$C$3]/1000 * POWER([.$C$5]; 3)) / (3 * [.H13] * 1000 * [.H$9])" office:value-type="float" office:value="0.394361867534144" calcext:value-type="float">
            <text:p>0.3944 mm</text:p>
          </table:table-cell>
          <table:table-cell table:style-name="ce11" table:formula="of:=([.$C$4]/1000 * [.$C$3]/1000 * POWER([.$C$5]; 3)) / (3 * [.I13] * 1000 * [.I$9])" office:value-type="float" office:value="0.287734469424112" calcext:value-type="float">
            <text:p>0.2877 mm</text:p>
          </table:table-cell>
          <table:table-cell table:style-name="ce11" table:formula="of:=([.$C$4]/1000 * [.$C$3]/1000 * POWER([.$C$5]; 3)) / (3 * [.J13] * 1000 * [.J$9])" office:value-type="float" office:value="0.189653851376621" calcext:value-type="float">
            <text:p>0.1897 mm</text:p>
          </table:table-cell>
          <table:table-cell table:style-name="ce11" table:formula="of:=([.$C$4]/1000 * [.$C$3]/1000 * POWER([.$C$5]; 3)) / (3 * [.K13] * 1000 * [.K$9])" office:value-type="float" office:value="0.0956378314868881" calcext:value-type="float">
            <text:p>0.0956 mm</text:p>
          </table:table-cell>
          <table:table-cell table:style-name="ce11" table:formula="of:=([.$C$4]/1000 * [.$C$3]/1000 * POWER([.$C$5]; 3)) / (3 * [.L13] * 1000 * [.L$9])" office:value-type="float" office:value="0.068614956184258" calcext:value-type="float">
            <text:p>0.0686 mm</text:p>
          </table:table-cell>
          <table:table-cell table:style-name="ce11" table:formula="of:=([.$C$4]/1000 * [.$C$3]/1000 * POWER([.$C$5]; 3)) / (3 * [.M13] * 1000 * [.M$9])" office:value-type="float" office:value="0.0979744921878737" calcext:value-type="float">
            <text:p>0.0980 mm</text:p>
          </table:table-cell>
          <table:table-cell table:style-name="ce11" table:formula="of:=([.$C$4]/1000 * [.$C$3]/1000 * POWER([.$C$5]; 3)) / (3 * [.N13] * 1000 * [.N$9])" office:value-type="float" office:value="0.182857142857143" calcext:value-type="float">
            <text:p>0.1829 mm</text:p>
          </table:table-cell>
          <table:table-cell table:style-name="ce11" table:formula="of:=([.$C$4]/1000 * [.$C$3]/1000 * POWER([.$C$5]; 3)) / (3 * [.O13] * 1000 * [.O$9])" office:value-type="float" office:value="0.744692520554072" calcext:value-type="float">
            <text:p>0.7447 mm</text:p>
          </table:table-cell>
          <table:table-cell table:style-name="ce11" table:formula="of:=([.$C$4]/1000 * [.$C$3]/1000 * POWER([.$C$5]; 3)) / (3 * [.P13] * 1000 * [.P$9])" office:value-type="float" office:value="0.41659072564897" calcext:value-type="float">
            <text:p>0.4166 mm</text:p>
          </table:table-cell>
          <table:table-cell table:style-name="ce11" table:formula="of:=([.$C$4]/1000 * [.$C$3]/1000 * POWER([.$C$5]; 3)) / (3 * [.Q13] * 1000 * [.Q$9])" office:value-type="float" office:value="0.932788235208383" calcext:value-type="float">
            <text:p>0.9328 m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Weight * delta</text:p>
          </table:table-cell>
          <table:table-cell table:style-name="ce26" table:formula="of:=[.G14]*[.G15]" office:value-type="float" office:value="16.2353484790142" calcext:value-type="float">
            <text:p>16.235</text:p>
          </table:table-cell>
          <table:table-cell table:style-name="ce26" table:formula="of:=[.H14]*[.H15]" office:value-type="float" office:value="23.1014027106561" calcext:value-type="float">
            <text:p>23.101</text:p>
          </table:table-cell>
          <table:table-cell table:style-name="ce26" table:formula="of:=[.I14]*[.I15]" office:value-type="float" office:value="20.5842937550255" calcext:value-type="float">
            <text:p>20.584</text:p>
          </table:table-cell>
          <table:table-cell table:style-name="ce26" table:formula="of:=[.J14]*[.J15]" office:value-type="float" office:value="13.5676848044024" calcext:value-type="float">
            <text:p>13.568</text:p>
          </table:table-cell>
          <table:table-cell table:style-name="ce26" table:formula="of:=[.K14]*[.K15]" office:value-type="float" office:value="11.4650632386481" calcext:value-type="float">
            <text:p>11.465</text:p>
          </table:table-cell>
          <table:table-cell table:style-name="ce26" table:formula="of:=[.L14]*[.L15]" office:value-type="float" office:value="8.22556094736884" calcext:value-type="float">
            <text:p>8.226</text:p>
          </table:table-cell>
          <table:table-cell table:style-name="ce26" table:formula="of:=[.M14]*[.M15]" office:value-type="float" office:value="4.76156032033066" calcext:value-type="float">
            <text:p>4.762</text:p>
          </table:table-cell>
          <table:table-cell table:style-name="ce26" table:formula="of:=[.N14]*[.N15]" office:value-type="float" office:value="19.7485714285714" calcext:value-type="float">
            <text:p>19.749</text:p>
          </table:table-cell>
          <table:table-cell table:style-name="ce26" table:formula="of:=[.O14]*[.O15]" office:value-type="float" office:value="61.9832010771828" calcext:value-type="float">
            <text:p>61.983</text:p>
          </table:table-cell>
          <table:table-cell table:style-name="ce26" table:formula="of:=[.P14]*[.P15]" office:value-type="float" office:value="42.2856250162731" calcext:value-type="float">
            <text:p>42.286</text:p>
          </table:table-cell>
          <table:table-cell table:style-name="ce26" table:formula="of:=[.Q14]*[.Q15]" office:value-type="float" office:value="157.112507378501" calcext:value-type="float">
            <text:p>157.113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 thicknes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m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p + Bottom I</text:p>
          </table:table-cell>
          <table:table-cell table:style-name="ce7" table:formula="of:=2*[.C21]*POWER([.C19]-2*[.C21]; 3)/12" office:value-type="float" office:value="2662" calcext:value-type="float">
            <text:p>2662.000</text:p>
          </table:table-cell>
          <table:table-cell office:value-type="string" calcext:value-type="string">
            <text:p>mm^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 I</text:p>
          </table:table-cell>
          <table:table-cell table:formula="of:=[.C20]*POWER([.C21];3)/12" office:value-type="float" office:value="4.21875" calcext:value-type="float">
            <text:p>4.2187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Offset I</text:p>
          </table:table-cell>
          <table:table-cell table:style-name="ce7" table:formula="of:=[.C21]*[.C20]*POWER(([.C19]-[.C21])/2; 2)" office:value-type="float" office:value="3106.40625" calcext:value-type="float">
            <text:p>3106.40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all I</text:p>
          </table:table-cell>
          <table:table-cell table:formula="of:=([.C24]+[.C25])*2" office:value-type="float" office:value="6221.25" calcext:value-type="float">
            <text:p>6221.2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[.C23]+[.C26]" office:value-type="float" office:value="8883.25" calcext:value-type="float">
            <text:p>8883.25</text:p>
          </table:table-cell>
          <table:table-cell table:number-columns-repeated="14"/>
        </table:table-row>
        <table:table-row table:style-name="ro1" table:number-rows-repeated="104854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" number:min-decimal-places="1" number:min-integer-digits="1"/>
      <number:text> mm^2</number:text>
    </number:number-style>
    <number:number-style style:name="N122">
      <number:number number:decimal-places="1" number:min-decimal-places="1" number:min-integer-digits="1"/>
      <number:text> GPa</number:text>
    </number:number-style>
    <number:number-style style:name="N123">
      <number:number number:decimal-places="1" number:min-decimal-places="1" number:min-integer-digits="1"/>
      <number:text> g/m</number:text>
    </number:number-style>
    <number:number-style style:name="N124">
      <number:number number:decimal-places="4" number:min-decimal-places="4" number:min-integer-digits="1"/>
      <number:text> mm</number:text>
    </number:number-style>
    <number:number-style style:name="N125">
      <number:number number:decimal-places="1" number:min-decimal-places="1" number:min-integer-digits="1"/>
      <number:text> g</number:text>
    </number:number-style>
    <number:number-style style:name="N126">
      <number:number number:decimal-places="3" number:min-decimal-places="3" number:min-integer-digits="1"/>
      <number:text> g/m</number:text>
    </number:number-style>
    <number:number-style style:name="N127">
      <number:number number:decimal-places="3" number:min-decimal-places="3" number:min-integer-digits="1"/>
      <number:text> g/cm^3</number:text>
    </number:number-style>
    <number:number-style style:name="N128">
      <number:number number:decimal-places="0" number:min-decimal-places="0" number:min-integer-digits="1"/>
      <number:text> mm^2</number:text>
    </number:number-style>
    <number:number-style style:name="N129">
      <number:number number:decimal-places="0" number:min-decimal-places="0" number:min-integer-digits="0" number:grouping="true"/>
      <number:text> mm^4</number:text>
    </number:number-style>
    <number:number-style style:name="N130">
      <number:number number:decimal-places="1" number:min-decimal-places="1" number:min-integer-digits="1"/>
      <number:text> mm</number:text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4" number:min-decimal-places="4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3" number:min-decimal-places="3" number:min-integer-digits="1"/>
      <number:text> m</number:text>
    </number:number-style>
    <number:number-style style:name="N139">
      <number:number number:decimal-places="3" number:min-decimal-places="3" number:min-integer-digits="1"/>
      <number:text> kg</number:text>
    </number:number-style>
    <number:number-style style:name="N140">
      <number:number number:decimal-places="2" number:min-decimal-places="2" number:min-integer-digits="1"/>
      <number:text> N</number:text>
    </number:number-style>
    <number:number-style style:name="N141">
      <number:number number:decimal-places="0" number:min-decimal-places="0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00/00/00</text:date>, <text:time style:data-style-name="N2" text:time-value="01:10:25.38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00:46:18.234000000</meta:creation-date>
    <meta:generator>LibreOffice/7.2.7.2$Windows_X86_64 LibreOffice_project/8d71d29d553c0f7dcbfa38fbfda25ee34cce99a2</meta:generator>
    <dc:date>2022-12-13T01:41:55.679000000</dc:date>
    <meta:editing-duration>PT6H48M57S</meta:editing-duration>
    <meta:editing-cycles>15</meta:editing-cycles>
    <meta:document-statistic meta:table-count="1" meta:cell-count="165" meta:object-count="0"/>
  </office:meta>
</office:document-meta>
</file>